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4b4e" officeooo:paragraph-rsid="00034b4e"/>
    </style:style>
    <style:style style:name="P2" style:family="paragraph" style:parent-style-name="Standard">
      <style:text-properties officeooo:rsid="00046568" officeooo:paragraph-rsid="000465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MPOSTAZIONI PER ARDUINO</text:h>
      <text:p text:style-name="P1"/>
      <text:p text:style-name="P1"/>
      <text:p text:style-name="P1"/>
      <text:p text:style-name="P2">- can't open device "/dev/ttyUSB0": Permission denied</text:p>
      <text:p text:style-name="P2"/>
      <text:p text:style-name="P2">sudo chmod 666 /dev/ttyUSB0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6T12:51:38.016351086</meta:creation-date>
    <dc:date>2016-12-26T16:06:08.644074268</dc:date>
    <meta:editing-duration>PT3H14M28S</meta:editing-duration>
    <meta:editing-cycles>5</meta:editing-cycles>
    <meta:generator>LibreOffice/5.1.4.2$Linux_X86_64 LibreOffice_project/10m0$Build-2</meta:generator>
    <meta:document-statistic meta:table-count="0" meta:image-count="0" meta:object-count="0" meta:page-count="1" meta:paragraph-count="3" meta:word-count="14" meta:character-count="104" meta:non-whitespace-character-count="93"/>
  </office:meta>
</office:document-meta>
</file>